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gg sans" svg:font-family="'gg sans', 'Noto Sans', 'Helvetica Neue', Helvetica, Arial, sans-serif, 'Apple Symbols'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6.001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283c" officeooo:paragraph-rsid="005e283c" style:font-size-asian="16pt" style:font-size-complex="16pt"/>
    </style:style>
    <style:style style:name="P18" style:family="paragraph" style:parent-style-name="List_20_Paragraph">
      <loext:graphic-properties draw:fill="none"/>
      <style:paragraph-properties fo:margin-left="0.801cm" fo:margin-right="0cm" fo:margin-top="0cm" fo:margin-bottom="0cm" style:contextual-spacing="true" fo:text-align="center" style:justify-single-word="false" fo:orphans="2" fo:widows="2" fo:text-indent="-0.6cm" style:auto-text-indent="false" fo:background-color="transparent" style:writing-mode="lr-tb"/>
      <style:text-properties style:font-name="PT Astra Serif2" fo:font-size="20.7999992370605pt" fo:font-weight="bold" officeooo:rsid="004a53ab" officeooo:paragraph-rsid="005e283c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Footnote">
      <style:text-properties officeooo:rsid="0072cdcf" officeooo:paragraph-rsid="0072cdcf"/>
    </style:style>
    <style:style style:name="P20" style:family="paragraph" style:parent-style-name="Text_20_body" style:master-page-name="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rsid="00681159" officeooo:paragraph-rsid="00681159"/>
    </style:style>
    <style:style style:name="P21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0681159" officeooo:paragraph-rsid="00681159"/>
    </style:style>
    <style:style style:name="P22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Source Code Pro Semibold" fo:font-size="12pt" fo:language="ru" fo:country="RU" officeooo:rsid="00681159" officeooo:paragraph-rsid="00681159" style:font-size-asian="12pt" style:font-size-complex="12pt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4" style:family="paragraph" style:parent-style-name="Heading_20_2">
      <style:text-properties officeooo:paragraph-rsid="0081a59d"/>
    </style:style>
    <style:style style:name="P25" style:family="paragraph" style:parent-style-name="Standard">
      <style:text-properties officeooo:rsid="0085b0b7" officeooo:paragraph-rsid="0085b0b7"/>
    </style:style>
    <style:style style:name="P26" style:family="paragraph" style:parent-style-name="Standard">
      <style:text-properties officeooo:rsid="008daf8b" officeooo:paragraph-rsid="008daf8b"/>
    </style:style>
    <style:style style:name="P27" style:family="paragraph" style:parent-style-name="Table_20_Contents">
      <style:text-properties style:font-name="PT Astra Serif3" fo:font-size="12pt" officeooo:rsid="0088caf0" officeooo:paragraph-rsid="0088caf0" style:font-size-asian="12pt" style:font-name-complex="Lohit Devanagari" style:font-size-complex="12pt"/>
    </style:style>
    <style:style style:name="P28" style:family="paragraph" style:parent-style-name="Table_20_Contents">
      <style:text-properties style:font-name="PT Astra Serif3" fo:font-size="12pt" officeooo:rsid="008a83b6" officeooo:paragraph-rsid="008a83b6" style:font-size-asian="12pt" style:font-name-complex="Lohit Devanagari" style:font-size-complex="12pt"/>
    </style:style>
    <style:style style:name="P29" style:family="paragraph" style:parent-style-name="Table_20_Contents">
      <style:text-properties style:font-name="PT Astra Serif3" fo:font-size="12pt" officeooo:rsid="008bef6f" officeooo:paragraph-rsid="008bef6f" style:font-size-asian="12pt" style:font-name-complex="Lohit Devanagari" style:font-size-complex="12pt"/>
    </style:style>
    <style:style style:name="P30" style:family="paragraph" style:parent-style-name="Table_20_Contents">
      <style:text-properties style:font-name="PT Astra Serif3" fo:font-size="12pt" officeooo:rsid="008c876d" officeooo:paragraph-rsid="008c876d" style:font-size-asian="12pt" style:font-name-complex="Lohit Devanagari" style:font-size-complex="12pt"/>
    </style:style>
    <style:style style:name="P3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b644f" officeooo:paragraph-rsid="007b644f"/>
    </style:style>
    <style:style style:name="P33" style:family="paragraph" style:parent-style-name="Text_20_body">
      <style:text-properties officeooo:paragraph-rsid="007ea64e"/>
    </style:style>
    <style:style style:name="P34" style:family="paragraph" style:parent-style-name="Text_20_body">
      <style:text-properties officeooo:rsid="00681159" officeooo:paragraph-rsid="00681159"/>
    </style:style>
    <style:style style:name="P35" style:family="paragraph" style:parent-style-name="Text_20_body">
      <style:text-properties officeooo:rsid="009259e8" officeooo:paragraph-rsid="009259e8"/>
    </style:style>
    <style:style style:name="P36" style:family="paragraph" style:parent-style-name="Листинг">
      <style:text-properties officeooo:rsid="0081fb4e" officeooo:paragraph-rsid="0081fb4e"/>
    </style:style>
    <style:style style:name="P37" style:family="paragraph" style:parent-style-name="Листинг">
      <style:text-properties officeooo:rsid="00840fd2" officeooo:paragraph-rsid="00840fd2"/>
    </style:style>
    <style:style style:name="P38" style:family="paragraph" style:parent-style-name="Листинг">
      <style:text-properties officeooo:rsid="008748db" officeooo:paragraph-rsid="008748db"/>
    </style:style>
    <style:style style:name="P39" style:family="paragraph" style:parent-style-name="Мой_20_код" style:list-style-name="Нумерация_20_кода"/>
    <style:style style:name="T1" style:family="text">
      <style:text-properties officeooo:rsid="00160dc7"/>
    </style:style>
    <style:style style:name="T2" style:family="text">
      <style:text-properties officeooo:rsid="00328e42"/>
    </style:style>
    <style:style style:name="T3" style:family="text">
      <style:text-properties officeooo:rsid="0039b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7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9" style:family="text">
      <style:text-properties fo:font-variant="normal" fo:text-transform="none" style:font-name="gg sans" fo:font-size="12pt" fo:letter-spacing="normal" fo:language="ru" fo:country="RU" fo:font-style="normal" fo:font-weight="normal" loext:padding="0cm" loext:border="none"/>
    </style:style>
    <style:style style:name="T10" style:family="text">
      <style:text-properties officeooo:rsid="005e283c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7ea64e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5ec9a5"/>
    </style:style>
    <style:style style:name="T15" style:family="text">
      <style:text-properties fo:language="ru" fo:country="RU" officeooo:rsid="007b644f"/>
    </style:style>
    <style:style style:name="T16" style:family="text">
      <style:text-properties fo:language="ru" fo:country="RU" officeooo:rsid="007ea64e"/>
    </style:style>
    <style:style style:name="T17" style:family="text">
      <style:text-properties fo:language="ru" fo:country="RU" officeooo:rsid="008029c5"/>
    </style:style>
    <style:style style:name="T18" style:family="text">
      <style:text-properties officeooo:rsid="006357f7"/>
    </style:style>
    <style:style style:name="T19" style:family="text">
      <style:text-properties style:font-name="Source Code Pro Semibold" fo:font-size="12pt" fo:language="ru" fo:country="RU" style:font-size-asian="12pt" style:font-size-complex="12pt"/>
    </style:style>
    <style:style style:name="T20" style:family="text">
      <style:text-properties officeooo:rsid="007b644f"/>
    </style:style>
    <style:style style:name="T21" style:family="text">
      <style:text-properties officeooo:rsid="007cf2c6"/>
    </style:style>
    <style:style style:name="T22" style:family="text">
      <style:text-properties officeooo:rsid="0081a59d"/>
    </style:style>
    <style:style style:name="T23" style:family="text">
      <style:text-properties officeooo:rsid="0082c466"/>
    </style:style>
    <style:style style:name="T24" style:family="text">
      <style:text-properties officeooo:rsid="008f3915"/>
    </style:style>
    <style:style style:name="T25" style:family="text">
      <style:text-properties officeooo:rsid="00906a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1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8"/></text:span></text:p>
      <text:p text:style-name="P2"/>
      <text:p text:style-name="P2"/>
      <text:p text:style-name="P13"/>
      <text:p text:style-name="P17">СИСТЕМНОЕ ПРОГРАММИРОВАНИЕ</text:p>
      <text:p text:style-name="P14"/>
      <text:p text:style-name="P14"/>
      <text:p text:style-name="P11">ЛАБОРАТОРНАЯ РАБОТА №<text:span text:style-name="T10">1</text:span></text:p>
      <text:p text:style-name="P3">по теме:</text:p>
      <text:p text:style-name="P18">Использование потоков</text:p>
      <text:p text:style-name="Заголовок_20_2_20_титул"/>
      <text:p text:style-name="Заголовок_20_2_20_титул"/>
      <text:p text:style-name="P8"><text:span text:style-name="T4">Выполн</text:span><text:span text:style-name="T5">ил:</text:span><text:span text:style-name="T2"> </text:span></text:p>
      <text:p text:style-name="P8"><text:span text:style-name="T3">студент ЕПК,</text:span> <text:span text:style-name="T15">И-32 </text:span><text:span text:style-name="T3">групп</text:span><text:span text:style-name="T20">ы</text:span> </text:p>
      <text:p text:style-name="P32">Самсыка Р. М.</text:p>
      <text:p text:style-name="P9"/>
      <text:p text:style-name="P12"><text:span text:style-name="T3">Проверил</text:span>:</text:p>
      <text:p text:style-name="P7"><text:span text:style-name="T3">преподаватель</text:span><text:span text:style-name="T1"> </text:span><text:span text:style-name="T21">системного программирования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15"><text:span text:style-name="Emphasis"/></text:p>
      <text:p text:style-name="P5"/>
      <text:p text:style-name="P5">Ейск <text:span text:style-name="T18">2024</text:span></text:p>
      <text:h text:style-name="P23" text:outline-level="2"><text:span text:style-name="T7">1 </text:span><text:span text:style-name="T6">Постановка задачи</text:span></text:h>
      <text:p text:style-name="Text_20_body"><text:tab/><text:span text:style-name="T14">- </text:span><text:span text:style-name="T16">Добавить в рекурсивный метод задачи (</text:span><text:span text:style-name="T12">Task</text:span><text:span text:style-name="T16">)</text:span></text:p>
      <text:p text:style-name="Text_20_body"><text:span text:style-name="T16"><text:tab/>- Провести замеры с задачами и без них</text:span></text:p>
      <text:p text:style-name="Text_20_body"><text:span text:style-name="T16"><text:tab/>- Сделать отчёт</text:span></text:p>
      <text:p text:style-name="P33"><text:span text:style-name="T16">Мой вариант (17): </text:span><text:span text:style-name="T9">Task.Factory.StartNew&lt;T&gt;;</text:span><text:span text:style-name="T13"> </text:span></text:p>
      <text:h text:style-name="Heading_20_2" text:outline-level="2"><text:span text:style-name="T14">2 </text:span><text:span text:style-name="T13">Р</text:span><text:span text:style-name="T17">ешение задачи</text:span></text:h>
      <text:p text:style-name="P20"><text:span text:style-name="T13">Алгоритм вычисления функции </text:span><text:span text:style-name="T19">F(n)</text:span><text:span text:style-name="T13"> задан <text:s/>следующими соотношениями: <text:s text:c="23"/></text:span><text:span text:style-name="T19">F(n) = <text:s/>n + 3, при n &lt;= 18 <text:s/></text:span></text:p>
      <text:p text:style-name="P22">F(n) = (n // 3) · F(n // 3) + n – 12, при n &gt; 18, кратных 3 <text:s/></text:p>
      <text:p text:style-name="P21"><text:span text:style-name="T19">F(n) = F(n–1) + n · n + 5, при n &gt; 18, <text:s/>не кратных 3 </text:span><text:span text:style-name="T13"><text:s/></text:span></text:p>
      <text:p text:style-name="P34"><text:span text:style-name="T13">Определите количество натуральных значений n из <text:s/>отрезка </text:span><text:span text:style-name="T19">[1; 800]</text:span><text:span text:style-name="T19"><text:note text:id="ftn1" text:note-class="footnote"><text:note-citation>1</text:note-citation><text:note-body><text:p text:style-name="P19">Необходимо производить замеры с изменяемой границей отрезка: от 800 до 10000000</text:p></text:note-body></text:note></text:span><text:span text:style-name="T13">, для которых <text:s text:c="19"/>все цифры значения </text:span><text:span text:style-name="T19">F(n)</text:span><text:span text:style-name="T13"> чётные.</text:span></text:p>
      <text:p text:style-name="P34"><text:span text:style-name="T13"/></text:p>
      <text:p text:style-name="P36">Листинг 1. Рекурсивный метод</text:p>
      <text:list text:style-name="Нумерация_20_кода">
        <text:list-item>
          <text:p text:style-name="P39">static ulong Rec(ulong x){</text:p>
        </text:list-item>
        <text:list-item>
          <text:p text:style-name="P39"><text:s text:c="8"/>if(x &lt;= 18)</text:p>
        </text:list-item>
        <text:list-item>
          <text:p text:style-name="P39"><text:s text:c="12"/>return x + 3;</text:p>
        </text:list-item>
        <text:list-item>
          <text:p text:style-name="P39"><text:s text:c="8"/>else if(x &gt; 18 &amp;&amp; x % 3 == 0)</text:p>
        </text:list-item>
        <text:list-item>
          <text:p text:style-name="P39"><text:s text:c="12"/>return x / 3 * Rec(x / 3) + x - 12;</text:p>
        </text:list-item>
        <text:list-item>
          <text:p text:style-name="P39"><text:s text:c="8"/>else</text:p>
        </text:list-item>
        <text:list-item>
          <text:p text:style-name="P39"><text:s text:c="12"/>return Rec(x - 1) + x * x + 5;</text:p>
        </text:list-item>
        <text:list-item>
          <text:p text:style-name="P39"><text:s text:c="8"/>}</text:p>
        </text:list-item>
        <text:list-item>
          <text:p text:style-name="P39"><text:s text:c="8"/>public static ulong RecSum() {</text:p>
        </text:list-item>
        <text:list-item>
          <text:p text:style-name="P39"><text:s text:c="12"/>ulong k = 0;</text:p>
        </text:list-item>
        <text:list-item>
          <text:p text:style-name="P39"/>
        </text:list-item>
        <text:list-item>
          <text:p text:style-name="P39"><text:s text:c="12"/>for (ulong i = <text:span text:style-name="T23">800</text:span>; i &lt;= 10000000; i++) {</text:p>
        </text:list-item>
        <text:list-item>
          <text:p text:style-name="P39"><text:s text:c="16"/>bool ch = true;</text:p>
        </text:list-item>
        <text:list-item>
          <text:p text:style-name="P39"><text:s text:c="16"/>ulong a = Rec(i);</text:p>
        </text:list-item>
        <text:list-item>
          <text:p text:style-name="P39"><text:s text:c="16"/>while (a != 0) {</text:p>
        </text:list-item>
        <text:list-item>
          <text:p text:style-name="P39"><text:s text:c="20"/>if (a % 2 == 0) {</text:p>
        </text:list-item>
        <text:list-item>
          <text:p text:style-name="P39"><text:s text:c="24"/>a /= 10;</text:p>
        </text:list-item>
        <text:list-item>
          <text:p text:style-name="P39"><text:s text:c="20"/>} else {</text:p>
        </text:list-item>
        <text:list-item>
          <text:p text:style-name="P39"><text:soft-page-break/><text:s text:c="24"/>ch = false;</text:p>
        </text:list-item>
        <text:list-item>
          <text:p text:style-name="P39"><text:s text:c="24"/>break;</text:p>
        </text:list-item>
        <text:list-item>
          <text:p text:style-name="P39"><text:s text:c="20"/>}</text:p>
        </text:list-item>
        <text:list-item>
          <text:p text:style-name="P39"><text:s text:c="16"/>}</text:p>
        </text:list-item>
        <text:list-item>
          <text:p text:style-name="P39"><text:s text:c="16"/>if (ch == true) k++;</text:p>
        </text:list-item>
        <text:list-item>
          <text:p text:style-name="P39"><text:s text:c="12"/>}</text:p>
        </text:list-item>
        <text:list-item>
          <text:p text:style-name="P39"><text:s text:c="12"/>//Console.WriteLine($"Результат вычислений {k}"); </text:p>
        </text:list-item>
        <text:list-item>
          <text:p text:style-name="P39"><text:s text:c="12"/>return k;</text:p>
        </text:list-item>
        <text:list-item>
          <text:p text:style-name="P39"><text:s text:c="8"/>}</text:p>
        </text:list-item>
      </text:list>
      <text:p text:style-name="Standard"/>
      <text:p text:style-name="P37">Листинг 2. Рекурсивный метод с применением задач</text:p>
      <text:list text:continue-numbering="true" text:style-name="Нумерация_20_кода">
        <text:list-item text:start-value="1">
          <text:p text:style-name="P39">static ulong Rec(ulong x){</text:p>
        </text:list-item>
        <text:list-item>
          <text:p text:style-name="P39"><text:s text:c="8"/>if(x &lt;= 18)</text:p>
        </text:list-item>
        <text:list-item>
          <text:p text:style-name="P39"><text:s text:c="12"/>return x + 3;</text:p>
        </text:list-item>
        <text:list-item>
          <text:p text:style-name="P39"><text:s text:c="8"/>else if(x &gt; 18 &amp;&amp; x % 3 == 0)</text:p>
        </text:list-item>
        <text:list-item>
          <text:p text:style-name="P39"><text:s text:c="12"/>return x / 3 * Rec(x / 3) + x - 12;</text:p>
        </text:list-item>
        <text:list-item>
          <text:p text:style-name="P39"><text:s text:c="8"/>else</text:p>
        </text:list-item>
        <text:list-item>
          <text:p text:style-name="P39"><text:s text:c="12"/>return Rec(x - 1) + x * x + 5;</text:p>
        </text:list-item>
        <text:list-item>
          <text:p text:style-name="P39"><text:s text:c="8"/>}</text:p>
        </text:list-item>
        <text:list-item>
          <text:p text:style-name="P39"><text:s text:c="8"/>public static ulong RecSum(ulong n) {</text:p>
        </text:list-item>
        <text:list-item>
          <text:p text:style-name="P39"><text:s text:c="12"/>ulong k = 0;</text:p>
        </text:list-item>
        <text:list-item>
          <text:p text:style-name="P39"><text:s text:c="12"/>Task[] tasks = new Task[2]{Task.Factory.StartNew(()=&gt;RS1()), Task.Factory.StartNew(()=&gt;RS2())};</text:p>
        </text:list-item>
        <text:list-item>
          <text:p text:style-name="P39"><text:s text:c="12"/>void RS1(){</text:p>
        </text:list-item>
        <text:list-item>
          <text:p text:style-name="P39"><text:s text:c="16"/>for (ulong i = 800; i &lt; n/2; i++) {</text:p>
        </text:list-item>
        <text:list-item>
          <text:p text:style-name="P39"><text:s text:c="16"/>bool ch = true;</text:p>
        </text:list-item>
        <text:list-item>
          <text:p text:style-name="P39"><text:s text:c="20"/>ulong a = Rec(i);</text:p>
        </text:list-item>
        <text:list-item>
          <text:p text:style-name="P39"><text:s text:c="20"/>while (a != 0) {</text:p>
        </text:list-item>
        <text:list-item>
          <text:p text:style-name="P39"><text:s text:c="24"/>if (a % 2 == 0) {</text:p>
        </text:list-item>
        <text:list-item>
          <text:p text:style-name="P39"><text:s text:c="28"/>a /= 10;</text:p>
        </text:list-item>
        <text:list-item>
          <text:p text:style-name="P39"><text:s text:c="24"/>} else {</text:p>
        </text:list-item>
        <text:list-item>
          <text:p text:style-name="P39"><text:s text:c="28"/>ch = false;</text:p>
        </text:list-item>
        <text:list-item>
          <text:p text:style-name="P39"><text:s text:c="28"/>break;</text:p>
        </text:list-item>
        <text:list-item>
          <text:p text:style-name="P39"><text:s text:c="24"/>}</text:p>
        </text:list-item>
        <text:list-item>
          <text:p text:style-name="P39"><text:s text:c="20"/>}</text:p>
        </text:list-item>
        <text:list-item>
          <text:p text:style-name="P39"><text:s text:c="20"/>if (ch == true) k++;</text:p>
        </text:list-item>
        <text:list-item>
          <text:p text:style-name="P39"><text:soft-page-break/><text:s text:c="16"/>}</text:p>
        </text:list-item>
        <text:list-item>
          <text:p text:style-name="P39"><text:s text:c="12"/>} </text:p>
        </text:list-item>
        <text:list-item>
          <text:p text:style-name="P39"><text:s text:c="12"/>void RS2(){</text:p>
        </text:list-item>
        <text:list-item>
          <text:p text:style-name="P39"><text:s text:c="16"/>for (ulong i = n/2 + 800; i &lt;= n; i++) {</text:p>
        </text:list-item>
        <text:list-item>
          <text:p text:style-name="P39"><text:s text:c="20"/>bool ch = true;</text:p>
        </text:list-item>
        <text:list-item>
          <text:p text:style-name="P39"><text:s text:c="24"/>ulong a = Rec(i);</text:p>
        </text:list-item>
        <text:list-item>
          <text:p text:style-name="P39"><text:s text:c="24"/>while (a != 0) {</text:p>
        </text:list-item>
        <text:list-item>
          <text:p text:style-name="P39"><text:s text:c="28"/>if (a % 2 == 0) {</text:p>
        </text:list-item>
        <text:list-item>
          <text:p text:style-name="P39"><text:s text:c="32"/>a /= 10;</text:p>
        </text:list-item>
        <text:list-item>
          <text:p text:style-name="P39"><text:s text:c="28"/>} else {</text:p>
        </text:list-item>
        <text:list-item>
          <text:p text:style-name="P39"><text:s text:c="32"/>ch = false;</text:p>
        </text:list-item>
        <text:list-item>
          <text:p text:style-name="P39"><text:s text:c="32"/>break;</text:p>
        </text:list-item>
        <text:list-item>
          <text:p text:style-name="P39"><text:s text:c="28"/>}</text:p>
        </text:list-item>
        <text:list-item>
          <text:p text:style-name="P39"><text:s text:c="24"/>}</text:p>
        </text:list-item>
        <text:list-item>
          <text:p text:style-name="P39"><text:s text:c="24"/>if (ch == true) k++;</text:p>
        </text:list-item>
        <text:list-item>
          <text:p text:style-name="P39"><text:s text:c="16"/>}</text:p>
        </text:list-item>
        <text:list-item>
          <text:p text:style-name="P39"><text:s text:c="12"/>}</text:p>
        </text:list-item>
        <text:list-item>
          <text:p text:style-name="P39"><text:s text:c="12"/>Task.WaitAll(tasks); <text:s/></text:p>
        </text:list-item>
        <text:list-item>
          <text:p text:style-name="P39"><text:s text:c="12"/>//Console.WriteLine($"Результат вычислений {k}"); </text:p>
        </text:list-item>
        <text:list-item>
          <text:p text:style-name="P39"><text:s text:c="12"/>return k;</text:p>
        </text:list-item>
        <text:list-item>
          <text:p text:style-name="P39"><text:s text:c="8"/>}</text:p>
        </text:list-item>
      </text:list>
      <text:p text:style-name="P26">Я дополнил имеющийся рекурсивный метод двумя вложенными функциями, которые будут выполняться параллельно на разных участках отрезка. <text:span text:style-name="T24">Это делается с помощью массива задач, в котором находятся два элемента — </text:span><text:span text:style-name="T25">распределённые на задачи функции.</text:span> Предварительная проверка показала что результаты вычислений одинаковые, значит всё работает правильно.</text:p>
      <text:p text:style-name="Standard"/>
      <text:p text:style-name="P37">Листинг 3. Метод <text:span text:style-name="T11">main</text:span></text:p>
      <text:list text:continue-numbering="true" text:style-name="Нумерация_20_кода">
        <text:list-item text:start-value="1">
          <text:p text:style-name="P39">static void Main(string[] args)</text:p>
        </text:list-item>
        <text:list-item>
          <text:p text:style-name="P39"><text:s text:c="4"/>{</text:p>
        </text:list-item>
        <text:list-item>
          <text:p text:style-name="P39"><text:s text:c="8"/>var stopwatch = new Stopwatch();</text:p>
        </text:list-item>
        <text:list-item>
          <text:p text:style-name="P39"><text:s text:c="8"/>stopwatch.Start();</text:p>
        </text:list-item>
        <text:list-item>
          <text:p text:style-name="P39"><text:s text:c="8"/>NoTask.RecSum();</text:p>
        </text:list-item>
        <text:list-item>
          <text:p text:style-name="P39"><text:s text:c="8"/>stopwatch.Stop();</text:p>
        </text:list-item>
        <text:list-item>
          <text:p text:style-name="P39"><text:s text:c="8"/>long elapsedTime = stopwatch.ElapsedMilliseconds;</text:p>
        </text:list-item>
        <text:list-item>
          <text:p text:style-name="P39"><text:s text:c="8"/>Console.WriteLine($"Время выполнения без задач: {elapsedTime} ms");</text:p>
        </text:list-item>
        <text:list-item>
          <text:p text:style-name="P39"><text:soft-page-break/></text:p>
        </text:list-item>
        <text:list-item>
          <text:p text:style-name="P39"><text:s text:c="8"/>stopwatch.Restart();</text:p>
        </text:list-item>
        <text:list-item>
          <text:p text:style-name="P39"><text:s text:c="8"/>Taskhave.RecSum(10000000);</text:p>
        </text:list-item>
        <text:list-item>
          <text:p text:style-name="P39"><text:s text:c="8"/>stopwatch.Stop();</text:p>
        </text:list-item>
        <text:list-item>
          <text:p text:style-name="P39"><text:s text:c="8"/>elapsedTime = stopwatch.ElapsedMilliseconds;</text:p>
        </text:list-item>
        <text:list-item>
          <text:p text:style-name="P39"><text:s text:c="8"/>Console.WriteLine($"Время выполнения с задачами: {elapsedTime} ms");</text:p>
        </text:list-item>
        <text:list-item>
          <text:p text:style-name="P39"><text:s text:c="4"/>}</text:p>
        </text:list-item>
      </text:list>
      <text:p text:style-name="Standard"/>
      <text:p text:style-name="P25">Вывод в консоль:</text:p>
      <text:p text:style-name="Вывод_20_текст_20_в_20_консоли">Время выполнения без задач: 7363 ms</text:p>
      <text:p text:style-name="Вывод_20_текст_20_в_20_консоли">Время выполнения с задачами: 3826 ms</text:p>
      <text:p text:style-name="Standard"/>
      <text:p text:style-name="P38">Таблица. Замер скорости выполнения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7">Границы</text:p>
          </table:table-cell>
          <table:table-cell table:style-name="Таблица1.A1" office:value-type="string">
            <text:p text:style-name="P27">Скорость без задач</text:p>
          </table:table-cell>
          <table:table-cell table:style-name="Таблица1.C1" office:value-type="string">
            <text:p text:style-name="P27">Скорость с задачами</text:p>
          </table:table-cell>
        </table:table-row>
        <table:table-row>
          <table:table-cell table:style-name="Таблица1.A2" office:value-type="string">
            <text:p text:style-name="P28">800-1000</text:p>
          </table:table-cell>
          <table:table-cell table:style-name="Таблица1.A2" office:value-type="string">
            <text:p text:style-name="P29">13</text:p>
          </table:table-cell>
          <table:table-cell table:style-name="Таблица1.C2" office:value-type="string">
            <text:p text:style-name="P29">4</text:p>
          </table:table-cell>
        </table:table-row>
        <table:table-row>
          <table:table-cell table:style-name="Таблица1.A2" office:value-type="string">
            <text:p text:style-name="P28">800-100000</text:p>
          </table:table-cell>
          <table:table-cell table:style-name="Таблица1.A2" office:value-type="string">
            <text:p text:style-name="P29">63</text:p>
          </table:table-cell>
          <table:table-cell table:style-name="Таблица1.C2" office:value-type="string">
            <text:p text:style-name="P29">33</text:p>
          </table:table-cell>
        </table:table-row>
        <table:table-row>
          <table:table-cell table:style-name="Таблица1.A2" office:value-type="string">
            <text:p text:style-name="P28">800-10000000</text:p>
          </table:table-cell>
          <table:table-cell table:style-name="Таблица1.A2" office:value-type="string">
            <text:p text:style-name="P30">7225</text:p>
          </table:table-cell>
          <table:table-cell table:style-name="Таблица1.C2" office:value-type="string">
            <text:p text:style-name="P30">3779</text:p>
          </table:table-cell>
        </table:table-row>
      </table:table>
      <text:p text:style-name="P38"/>
      <text:p text:style-name="Standard"/>
      <text:p text:style-name="Standard"/>
      <text:h text:style-name="P24" text:outline-level="2"><text:span text:style-name="T22">Вывод</text:span></text:h>
      <text:p text:style-name="P35">В ходе работы удалось ускорить выполнение программы почти в два раза. На мелких участках использование задач бессмысленно, так как они и так выполняются за короткое время. На больших участках это заметно ускоряет работу программ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gg sans" svg:font-family="'gg sans', 'Noto Sans', 'Helvetica Neue', Helvetica, Arial, sans-serif, 'Apple Symbol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1:06:12.421000000</meta:creation-date>
    <meta:editing-duration>PT4H42M41S</meta:editing-duration>
    <meta:editing-cycles>43</meta:editing-cycles>
    <meta:generator>LibreOffice/24.2.4.2$Windows_X86_64 LibreOffice_project/51a6219feb6075d9a4c46691dcfe0cd9c4fff3c2</meta:generator>
    <dc:title>Реферат ГОСТ</dc:title>
    <dc:date>2024-09-13T21:38:24.264000000</dc:date>
    <meta:print-date>2024-09-11T00:20:13.464788517</meta:print-date>
    <meta:printed-by>Файлы PDF</meta:printed-by>
    <meta:document-statistic meta:table-count="1" meta:image-count="0" meta:object-count="0" meta:page-count="5" meta:paragraph-count="135" meta:word-count="681" meta:character-count="4921" meta:non-whitespace-character-count="3139"/>
  </office:meta>
</office:document-meta>
</file>